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layout-cache" manifest:media-type="application/binary"/>
  <manifest:file-entry manifest:full-path="Thumbnails/thumbnail.png" manifest:media-type="image/png"/>
  <manifest:file-entry manifest:full-path="Configurations2/" manifest:media-type="application/vnd.sun.xml.ui.configuration"/>
  <manifest:file-entry manifest:full-path="meta.xml" manifest:media-type="text/xml"/>
  <manifest:file-entry manifest:full-path="content.xml" manifest:media-type="text/xml"/>
  <manifest:file-entry manifest:full-path="settings.xml" manifest:media-type="text/xml"/>
  <manifest:file-entry manifest:full-path="manifest.rdf" manifest:media-type="application/rdf+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Calibri1" svg:font-family="Calibri"/>
    <style:font-face style:name="Symbol" svg:font-family="Symbol"/>
    <style:font-face style:name="Calibri" svg:font-family="Calibri"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top="0cm" fo:margin-bottom="0.353cm" loext:contextual-spacing="false" fo:line-height="115%" fo:text-align="start" style:justify-single-word="false"/>
    </style:style>
    <style:style style:name="P2" style:family="paragraph" style:parent-style-name="Standard">
      <style:paragraph-properties fo:margin-top="0cm" fo:margin-bottom="0.353cm" loext:contextual-spacing="false" fo:line-height="115%" fo:text-align="start" style:justify-single-word="false"/>
      <style:text-properties officeooo:paragraph-rsid="00180378"/>
    </style:style>
    <style:style style:name="P3" style:family="paragraph" style:parent-style-name="Standard">
      <style:paragraph-properties fo:margin-top="0cm" fo:margin-bottom="0.353cm" loext:contextual-spacing="false" fo:line-height="115%" fo:text-align="start" style:justify-single-word="false"/>
      <style:text-properties officeooo:paragraph-rsid="001ae02f"/>
    </style:style>
    <style:style style:name="P4" style:family="paragraph" style:parent-style-name="Standard">
      <style:paragraph-properties fo:margin-top="0cm" fo:margin-bottom="0.353cm" loext:contextual-spacing="false" fo:line-height="115%" fo:text-align="start" style:justify-single-word="false"/>
      <style:text-properties officeooo:paragraph-rsid="001cb0ec"/>
    </style:style>
    <style:style style:name="P5" style:family="paragraph" style:parent-style-name="Standard">
      <style:paragraph-properties fo:margin-top="0cm" fo:margin-bottom="0.353cm" loext:contextual-spacing="false" fo:line-height="115%" fo:text-align="center" style:justify-single-word="false"/>
      <style:text-properties style:use-window-font-color="true" style:font-name="Calibri1" fo:font-size="20pt" fo:font-weight="bold" fo:background-color="transparent" style:font-name-asian="Calibri1" style:font-name-complex="Calibri1"/>
    </style:style>
    <style:style style:name="P6" style:family="paragraph" style:parent-style-name="Standard">
      <style:paragraph-properties fo:margin-top="0cm" fo:margin-bottom="0.353cm" loext:contextual-spacing="false" fo:line-height="115%" fo:text-align="start" style:justify-single-word="false"/>
      <style:text-properties style:use-window-font-color="true" style:font-name="Calibri1" fo:font-size="11pt" fo:font-weight="bold" fo:background-color="transparent" style:font-name-asian="Calibri1" style:font-name-complex="Calibri1"/>
    </style:style>
    <style:style style:name="P7" style:family="paragraph" style:parent-style-name="Standard">
      <style:paragraph-properties fo:margin-top="0cm" fo:margin-bottom="0.353cm" loext:contextual-spacing="false"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8" style:family="paragraph" style:parent-style-name="Standard">
      <style:paragraph-properties fo:margin-top="0cm" fo:margin-bottom="0.353cm" loext:contextual-spacing="false" fo:line-height="115%" fo:text-align="start" style:justify-single-word="false"/>
      <style:text-properties style:use-window-font-color="true" style:font-name="Calibri1" fo:font-size="14pt" fo:font-weight="bold" fo:background-color="transparent" style:font-name-asian="Calibri1" style:font-name-complex="Calibri1"/>
    </style:style>
    <style:style style:name="P9" style:family="paragraph" style:parent-style-name="Standard">
      <style:paragraph-properties fo:margin-left="0.635cm" fo:margin-right="0cm" fo:margin-top="0cm" fo:margin-bottom="0.353cm" loext:contextual-spacing="false" fo:line-height="115%" fo:text-align="start" style:justify-single-word="false" fo:text-indent="0cm" style:auto-text-indent="false"/>
    </style:style>
    <style:style style:name="P10" style:family="paragraph" style:parent-style-name="Standard" style:list-style-name="L1">
      <style:paragraph-properties fo:margin-top="0cm" fo:margin-bottom="0.353cm" loext:contextual-spacing="false" fo:line-height="115%" fo:text-align="start" style:justify-single-word="false"/>
    </style:style>
    <style:style style:name="T1" style:family="text">
      <style:text-properties style:use-window-font-color="true" style:font-name="Calibri1" fo:font-size="11pt" fo:font-weight="normal" fo:background-color="transparent" loext:char-shading-value="0" style:font-name-asian="Calibri1" style:font-name-complex="Calibri1"/>
    </style:style>
    <style:style style:name="T2" style:family="text">
      <style:text-properties style:use-window-font-color="true" style:font-name="Calibri1" fo:font-size="11pt" fo:font-weight="normal" officeooo:rsid="00180378" fo:background-color="transparent" loext:char-shading-value="0" style:font-name-asian="Calibri1" style:font-name-complex="Calibri1"/>
    </style:style>
    <style:style style:name="T3" style:family="text">
      <style:text-properties style:use-window-font-color="true" style:font-name="Calibri1" fo:font-size="11pt" fo:font-weight="normal" officeooo:rsid="0018f945" fo:background-color="transparent" loext:char-shading-value="0" style:font-name-asian="Calibri1" style:font-name-complex="Calibri1"/>
    </style:style>
    <style:style style:name="T4" style:family="text">
      <style:text-properties style:use-window-font-color="true" style:font-name="Calibri1" fo:font-size="11pt" fo:font-weight="normal" officeooo:rsid="001723ad" fo:background-color="transparent" loext:char-shading-value="0" style:font-name-asian="Calibri1" style:font-name-complex="Calibri1"/>
    </style:style>
    <style:style style:name="T5" style:family="text">
      <style:text-properties style:use-window-font-color="true" style:font-name="Calibri1" fo:font-size="11pt" fo:font-weight="normal" officeooo:rsid="0019c2b5" fo:background-color="transparent" loext:char-shading-value="0" style:font-name-asian="Calibri1" style:font-name-complex="Calibri1"/>
    </style:style>
    <style:style style:name="T6" style:family="text">
      <style:text-properties style:use-window-font-color="true" style:font-name="Calibri1" fo:font-size="11pt" fo:font-weight="normal" officeooo:rsid="001ae02f" fo:background-color="transparent" loext:char-shading-value="0" style:font-name-asian="Calibri1" style:font-name-complex="Calibri1"/>
    </style:style>
    <style:style style:name="T7" style:family="text">
      <style:text-properties style:use-window-font-color="true" style:font-name="Calibri1" fo:font-size="11pt" fo:font-weight="normal" officeooo:rsid="001bb1d8" fo:background-color="transparent" loext:char-shading-value="0" style:font-name-asian="Calibri1" style:font-name-complex="Calibri1"/>
    </style:style>
    <style:style style:name="T8" style:family="text">
      <style:text-properties style:use-window-font-color="true" style:font-name="Calibri1" fo:font-size="11pt" fo:font-weight="normal" officeooo:rsid="001cb0ec" fo:background-color="transparent" loext:char-shading-value="0" style:font-name-asian="Calibri1" style:font-name-complex="Calibri1"/>
    </style:style>
    <style:style style:name="T9" style:family="text">
      <style:text-properties style:use-window-font-color="true" style:font-name="Calibri1" fo:font-size="11pt" fo:font-weight="normal" officeooo:rsid="001d4a77" fo:background-color="transparent" loext:char-shading-value="0" style:font-name-asian="Calibri1" style:font-name-complex="Calibri1"/>
    </style:style>
    <style:style style:name="T10" style:family="text">
      <style:text-properties style:use-window-font-color="true" style:font-name="Calibri1" fo:font-size="11pt" fo:font-weight="normal" officeooo:rsid="001db47f" fo:background-color="transparent" loext:char-shading-value="0" style:font-name-asian="Calibri1" style:font-name-complex="Calibri1"/>
    </style:style>
    <style:style style:name="T11" style:family="text">
      <style:text-properties style:use-window-font-color="true" style:font-name="Calibri1" fo:font-size="11pt" fo:font-weight="normal" officeooo:rsid="001f1b6d" fo:background-color="transparent" loext:char-shading-value="0" style:font-name-asian="Calibri1" style:font-name-complex="Calibri1"/>
    </style:style>
    <style:style style:name="T12" style:family="text">
      <style:text-properties style:use-window-font-color="true" style:font-name="Calibri1" fo:font-size="11pt" fo:font-weight="normal" officeooo:rsid="0021c3b5" fo:background-color="transparent" loext:char-shading-value="0" style:font-name-asian="Calibri1" style:font-name-complex="Calibri1"/>
    </style:style>
    <style:style style:name="T13" style:family="text">
      <style:text-properties style:use-window-font-color="true" style:font-name="Calibri1" fo:font-size="11pt" fo:font-weight="normal" officeooo:rsid="001ae02f" fo:background-color="transparent" loext:char-shading-value="0" style:font-name-asian="Calibri1" style:font-weight-asian="normal" style:font-name-complex="Calibri1" style:font-weight-complex="normal"/>
    </style:style>
    <style:style style:name="T14" style:family="text">
      <style:text-properties style:use-window-font-color="true" style:font-name="Calibri1" fo:font-size="11pt" fo:font-weight="normal" officeooo:rsid="001d4a77" fo:background-color="transparent" loext:char-shading-value="0" style:font-name-asian="Calibri1" style:font-weight-asian="normal" style:font-name-complex="Calibri1" style:font-weight-complex="normal"/>
    </style:style>
    <style:style style:name="T15" style:family="text">
      <style:text-properties style:use-window-font-color="true" style:font-name="Calibri1" fo:font-size="11pt" fo:font-style="italic" fo:font-weight="normal" fo:background-color="transparent" loext:char-shading-value="0" style:font-name-asian="Calibri1" style:font-name-complex="Calibri1"/>
    </style:style>
    <style:style style:name="T16" style:family="text">
      <style:text-properties style:use-window-font-color="true" style:font-name="Calibri1" fo:font-size="11pt" fo:font-style="italic" fo:font-weight="normal" officeooo:rsid="00180378" fo:background-color="transparent" loext:char-shading-value="0" style:font-name-asian="Calibri1" style:font-name-complex="Calibri1"/>
    </style:style>
    <style:style style:name="T17" style:family="text">
      <style:text-properties style:use-window-font-color="true" style:font-name="Calibri1" fo:font-size="11pt" fo:font-style="italic" fo:font-weight="normal" officeooo:rsid="0018f945" fo:background-color="transparent" loext:char-shading-value="0" style:font-name-asian="Calibri1" style:font-name-complex="Calibri1"/>
    </style:style>
    <style:style style:name="T18" style:family="text">
      <style:text-properties style:use-window-font-color="true" style:font-name="Calibri1" fo:font-size="11pt" fo:font-style="italic" fo:font-weight="normal" officeooo:rsid="001d4a77" fo:background-color="transparent" loext:char-shading-value="0" style:font-name-asian="Calibri1" style:font-name-complex="Calibri1"/>
    </style:style>
    <style:style style:name="T19" style:family="text">
      <style:text-properties style:use-window-font-color="true" style:font-name="Calibri1" fo:font-size="11pt" fo:font-style="italic" fo:font-weight="normal" officeooo:rsid="001cb0ec" fo:background-color="transparent" loext:char-shading-value="0" style:font-name-asian="Calibri1" style:font-style-asian="italic" style:font-name-complex="Calibri1" style:font-style-complex="italic"/>
    </style:style>
    <style:style style:name="T20" style:family="text">
      <style:text-properties style:use-window-font-color="true" style:font-name="Calibri1" fo:font-size="11pt" fo:font-style="normal" fo:font-weight="normal" officeooo:rsid="00180378" fo:background-color="transparent" loext:char-shading-value="0" style:font-name-asian="Calibri1" style:font-style-asian="normal" style:font-name-complex="Calibri1" style:font-style-complex="normal"/>
    </style:style>
    <style:style style:name="T21" style:family="text">
      <style:text-properties officeooo:rsid="001723ad"/>
    </style:style>
    <text:list-style style:name="L1">
      <text:list-level-style-bullet text:level="1" text:bullet-char="•">
        <style:list-level-properties text:space-before="0.635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LUOLAILUN ONTOLOGIA</text:p>
      <text:p text:style-name="P6">Versio 1.0<text:tab/><text:tab/><text:tab/>Suomen luolaseura ry<text:tab/><text:tab/><text:tab/>2020/05</text:p>
      <text:p text:style-name="P6"/>
      <text:p text:style-name="P8">LUOLAILUN ALATYYPIT ESTEELLISYYSNÄKÖKULMASTA</text:p>
      <text:p text:style-name="P6">0. Hallinnollista</text:p>
      <text:p text:style-name="P7">Luolaharrastukseen kuuluu myös muualla kuin luolassa suoritettavia aktiviteetteja. Näihin lukeutuvat </text:p>
      <text:list xml:id="list4126043696" text:style-name="L1">
        <text:list-item>
          <text:p text:style-name="P10"><text:span text:style-name="T1">yksin tai porukalla: luolakirjat, elokuvat, musiikki: </text:span><text:span text:style-name="T15">Caving:Entertainment</text:span></text:p>
        </text:list-item>
        <text:list-item>
          <text:p text:style-name="P10"><text:span text:style-name="T1">porukassa: tapaamiset, kokoukset ja leirit </text:span><text:span text:style-name="T15">Caving:Social</text:span></text:p>
        </text:list-item>
        <text:list-item>
          <text:p text:style-name="P10"><text:span text:style-name="T1">hallinnolliset prosessit </text:span><text:span text:style-name="T15">Caving:Administration</text:span></text:p>
        </text:list-item>
        <text:list-item>
          <text:p text:style-name="P10"><text:span text:style-name="T1">rakentelu-, kehitys- ja määrittelytyö (websivut, karstlink jne): </text:span><text:span text:style-name="T15">Caving:Development</text:span></text:p>
        </text:list-item>
        <text:list-item>
          <text:p text:style-name="P10"><text:span text:style-name="T1">julkaisutyö </text:span><text:span text:style-name="T9">ja rakentaminen</text:span><text:span text:style-name="T1">: lehdet, videot, valokuvat, ...: </text:span><text:span text:style-name="T15">Caving:Publication, </text:span><text:span text:style-name="T18">Caving:Production</text:span></text:p>
        </text:list-item>
        <text:list-item>
          <text:p text:style-name="P10"><text:span text:style-name="T1">koulutus ja tutkimus: </text:span><text:span text:style-name="T15">Caving:Academics</text:span><text:span text:style-name="T1"> [=study+research]</text:span></text:p>
        </text:list-item>
      </text:list>
      <text:p text:style-name="P9"><text:span text:style-name="T1">Jos ei ihan maailmoja syleilevää luokittelua tarvita, kaikki yllä olevat voidaan luokitella yhdellä määreellä </text:span><text:span text:style-name="T15">Caving:Above ground</text:span><text:span text:style-name="T1"> (käsitteet armchair caving tai desktop caving eivät oikeen sovellu sateenvarjokäsitteeksi, koska ne edellyttävät tuolia tai pöytää ainakin ajatuksen tasolla. Myöskään virtual caving ei sovellus jos vaikka rakennetaan uutta otsalamppua).</text:span></text:p>
      <text:p text:style-name="P6">1. Leppoisaa menoa</text:p>
      <text:p text:style-name="P1"><text:span text:style-name="T1">Monet turistiluolat ovat upeita ja niihin on helppo pääsy, ja myös luolaharrastajan kannattaa niissä käydä. Niinpä, </text:span><text:span text:style-name="T15">Caving:Showcave</text:span><text:span text:style-name="T1">.</text:span></text:p>
      <text:p text:style-name="P6">2. Normimenoa</text:p>
      <text:p text:style-name="P1"><text:span text:style-name="T1">Voimme olettaa, että luolassa joutuu aina liikkumaan pimeässä ja ahtaassa, konttaamaan, ryömimään ja hieman kiipeämään. Nämä taidot lukeutuvat perusluolailuun, </text:span><text:span text:style-name="T15">Caving:Basic</text:span><text:span text:style-name="T1">.</text:span></text:p>
      <text:p text:style-name="P6">3. Edistyneempää menoa</text:p>
      <text:p text:style-name="P7">Jotkut luolat vaativat kuitenkin erityistaitoja tai erityisvälineitä. Esteenä voi olla maa, ilma, vesi tai tuli. Myös äärimmäiset olosuhteet voivat aiheuttaa ongelmia: lämpötila, ilmanlaatu, ötökät. Käydään nämä läpi.</text:p>
      <text:p text:style-name="P6">3.1. Liikaa maata</text:p>
      <text:p text:style-name="P1"><text:span text:style-name="T1">Tiedämme Gotlannista miten Bryetin luola kaivettiin kukkalapiolla, Kanalenissa koitetaan samaa, Stenkumlassa tehtiin parikymmentämetrinen kaivanto. Mendip Hillseillä taas Templeton on legendaarinen. Toki haluamme tukea myös tätä elämäntapaa. </text:span><text:span text:style-name="T15">Caving:Dig</text:span></text:p>
      <text:p text:style-name="P6">3.2. Liian ilmavaa</text:p>
      <text:p text:style-name="P1"><text:span text:style-name="T1">Ensimmäisenä tulee mieleen köysilaskeutumiset (tai nousut), </text:span><text:span text:style-name="T15">Caving:SRT</text:span><text:span text:style-name="T1">. Toki luolassa voi joutua myös </text:span><text:soft-page-break/><text:span text:style-name="T1">teknisemmän kiipeilyn kanssa tekemiseen </text:span><text:span text:style-name="T19">Caving:TradClimbing</text:span><text:span text:style-name="T8"> tai kevyempään </text:span><text:span text:style-name="T19">Caving:FreeClimbing</text:span><text:span text:style-name="T1">.</text:span></text:p>
      <text:p text:style-name="P6">3.3. Liikaa vettä</text:p>
      <text:p text:style-name="P2"><text:span text:style-name="T1">On luolia, joissa on pakko uida tai kellua apuvälineellä. Jotkin rantaluolat ovat suosittuja uimapaikkoja (Teneriffalla esim), ja joissakin luolissa (Gournier) sisään pääsee vain uimalla tai veneellä tai kelluntaesineellä. Joihinkin isoihin rantaluoliin voi mennä kajakilla tai veneellä. Jokainen ymmärtää että perusluolailuun liittyy joskus kahlaamista, duck:keja, ehkä joku pikku vapaasukelluskin, mutta jos vesi estää jo retken aloittamisen tai vettä on vaan niin paljon, että se määrittää retkeä, on kyseessä märkäluolailu, </text:span><text:span text:style-name="T15">Caving:Wet </text:span><text:span text:style-name="T20">(sisältää vesiputoukset, kahlaamisen ja uimisen sekä veneilyn, mutta uinti ja veneily voidaan mainita erikseen jos ne ovat olellisia), </text:span><text:span text:style-name="T16">Caving:Wet-Swimming, Caving:Wet-Boating</text:span><text:span text:style-name="T1">. Joissain tapauksissa vettä on niin paljon, että tarvitaan sukellusvarusteet, mutta niiden kanssa on myös ryömittävä louhikoissa ja kiipeiltävä. Sellainen ei ole sukeltamista, vaan luolailua, jossa laitesukelletaan. </text:span><text:span text:style-name="T15">Caving:</text:span><text:span text:style-name="T17">Wet:</text:span><text:span text:style-name="T15">Sump diving</text:span><text:span text:style-name="T1">. </text:span><text:span text:style-name="T2">Lisäksi on CaveDiving, johon ei sisälly kuivaluolaa, eli se on Cavingin ulkopuolinen, rinnakkainen, harrastus.</text:span></text:p>
      <text:p text:style-name="P6">3.4. Liikaa tulta</text:p>
      <text:p text:style-name="P1"><text:span text:style-name="T1">Me jätämme purkautuvat tulivuoret koluamatta. Vulkanologien hommaa. Toisaalta joissakin ihan retkeilykelpoisissa luolissa voi olla hiilidioksidin tai hapen kanssa haasteita ja toki vulkaaniset luolat ovat rakenteellisesti mielenkiintoisia. </text:span><text:span text:style-name="T15">Caving:Volcanic</text:span><text:span text:style-name="T1">.</text:span></text:p>
      <text:p text:style-name="P6">3.5. Haastava ympäristö</text:p>
      <text:p text:style-name="P6">Lämpötila.</text:p>
      <text:p text:style-name="P1"><text:span text:style-name="T1">Korkealla vuoristossa voi olla jäätä, lunta ja pakkasta. </text:span><text:span text:style-name="T15">Caving:Alpine</text:span><text:span text:style-name="T1">. Myös matalammalla voi olla samaa: </text:span><text:span text:style-name="T15">Caving:Arctic</text:span><text:span text:style-name="T1"> ja </text:span><text:span text:style-name="T15">Caving:Ice</text:span><text:span text:style-name="T1">. Toisaalta ylenmääräinen kuumuus voi olla ongelmana, </text:span><text:span text:style-name="T15">Caving:Tropical</text:span><text:span text:style-name="T1">.</text:span></text:p>
      <text:p text:style-name="P6">Jää ja lumi.</text:p>
      <text:p text:style-name="P1"><text:span text:style-name="T15">Caving:Ice</text:span><text:span text:style-name="T1">.</text:span></text:p>
      <text:p text:style-name="P6">Ötökät; myrkkyhämähäkit, ärhäkät centipedet, muu</text:p>
      <text:p text:style-name="P1"><text:span text:style-name="T1">Luolien myrkkyhämähäkit, ärhäkät centipedet ja muut ällötykset, jotka on otettava vakavasti. </text:span><text:span text:style-name="T15">Caving:Tropical</text:span><text:span text:style-name="T1">.</text:span></text:p>
      <text:p text:style-name="P6">Hengitysilma</text:p>
      <text:p text:style-name="P1"><text:span text:style-name="T1">Ilmanlaatukin voi olla ongelma, mutta "bad air" kuuluu normaaleihin luolariesoihin. On kuitenkin paikkoja, joissa on käynyt hassusti: Teneriffalla yksi porukka tunkeutui syvälle, liian syvälle, tulivuori Teiden uumeniin ja hassustihan siinä kävi. Tukehtuivat vulkaanisiin huuruihin. Myös Italiassa (Grotta del Cane vaikka) ja Kreikassa on tukahduttavia tuliperäisiä onkaloita. Silti näihin voi mennä ilman alumiinisuojapukua, kunhan on varovainen ilmanlaadun kanssa, mukana on mittari tai opas. </text:span><text:span text:style-name="T15">Caving:Volcanic</text:span><text:span text:style-name="T1">. Toki kaikki vulkaaniset kohteet eivät ole vaarallisia. Esimerkkeinä vaikka laavaputket. Ne toisaalta ovat syntytavaltaan ja luolamuodoiltaan sen verran eksoottisia, että on ihan kiva löytää ne erikseen (samoin kuin jääluolat löytyvät Caving:Ice -kohdasta).</text:span></text:p>
      <text:p text:style-name="P6">4. Eksploraatio</text:p>
      <text:p text:style-name="P7">Caving:Exploration<text:tab/># ihan kaikkea</text:p>
      <text:p text:style-name="P6"><text:soft-page-break/>EHDOTETTU LUOKITTELU <text:span text:style-name="T21">ESTEELLISYYSNÄKÖKULMASTA</text:span></text:p>
      <text:p text:style-name="P3"><text:span text:style-name="T13">Caving-yläkäsit</text:span><text:span text:style-name="T14">t</text:span><text:span text:style-name="T13">e</text:span><text:span text:style-name="T14">estä on luovuttu liian rajoittavana </text:span><text:span text:style-name="T13">(koska caving, speleology, professiona</text:span><text:span text:style-name="T14">l</text:span><text:span text:style-name="T13">). </text:span><text:span text:style-name="T14">Uusina</text:span><text:span text:style-name="T13"> Activity ja Environment -yläkäsitte</text:span><text:span text:style-name="T14">et</text:span><text:span text:style-name="T13">. </text:span><text:span text:style-name="T14">L</text:span><text:span text:style-name="T13">isätty kiipeilyn </text:span><text:span text:style-name="T14">vaativuus</text:span><text:span text:style-name="T13">tasoja. Samoin Basic caving jaettu: Dry ja Wet:Basic.</text:span></text:p>
      <text:p text:style-name="P4"><text:span text:style-name="T6">Activity:</text:span><text:span text:style-name="T1">AboveGround<text:tab/><text:tab/><text:tab/># oheistoiminta luolasta ulkona<text:line-break/></text:span><text:span text:style-name="T8">Activity</text:span><text:span text:style-name="T3">:AboveGround:</text:span><text:span text:style-name="T8">Academics<text:tab/><text:tab/># opiskelu, opetus, tutkimus</text:span><text:span text:style-name="T3"><text:line-break/></text:span><text:span text:style-name="T8">Activity</text:span><text:span text:style-name="T3">:AboveGround:Publication<text:tab/><text:tab/></text:span><text:span text:style-name="T8"># (lehtien, kirjojen, videoiden) julkaiseminen<text:line-break/>Activity:AboveGround:Production<text:tab/><text:tab/># videoiden tai esineiden valmistus</text:span><text:span text:style-name="T3"><text:line-break/></text:span><text:span text:style-name="T8">Activity</text:span><text:span text:style-name="T3">:AboveGround:Administration<text:tab/><text:tab/></text:span><text:span text:style-name="T8"># hallinnollista</text:span><text:span text:style-name="T3"><text:line-break/></text:span><text:span text:style-name="T8">Activity</text:span><text:span text:style-name="T3">:AboveGround:Development<text:tab/><text:tab/></text:span><text:span text:style-name="T8"># tuotekehitys, palvelukehitys</text:span><text:span text:style-name="T3"><text:line-break/></text:span><text:span text:style-name="T8">Activity</text:span><text:span text:style-name="T3">:AboveGround:Entertainment<text:tab/><text:tab/></text:span><text:span text:style-name="T8"># viihteellä</text:span><text:span text:style-name="T3"><text:line-break/></text:span><text:span text:style-name="T8">Activity</text:span><text:span text:style-name="T3">:AboveGround:Social<text:tab/><text:tab/></text:span><text:span text:style-name="T8"># sosiaaliset tilaisuudet<text:line-break/></text:span><text:span text:style-name="T6">Activity</text:span><text:span text:style-name="T1">:Showcave</text:span><text:span text:style-name="T6">|Activity</text:span><text:span text:style-name="T1">:Tourist<text:tab/><text:tab/># turistiluola, </text:span><text:span text:style-name="T5">tourist=ei palveluita, showcave=opastus</text:span><text:span text:style-name="T1"><text:line-break/></text:span><text:span text:style-name="T6">Activity</text:span><text:span text:style-name="T1">:</text:span><text:span text:style-name="T6">Dry</text:span><text:span text:style-name="T3"><text:tab/><text:tab/></text:span><text:span text:style-name="T1"><text:tab/><text:tab/># normiluolailu<text:tab/><text:line-break/></text:span><text:span text:style-name="T6">Activity</text:span><text:span text:style-name="T1">:</text:span><text:span text:style-name="T6">Wet:Basic</text:span><text:span text:style-name="T1"><text:tab/><text:tab/><text:tab/># vesi</text:span><text:span text:style-name="T3">putoukset, kahlaaminen</text:span><text:span text:style-name="T1"><text:line-break/></text:span><text:span text:style-name="T6">Activity</text:span><text:span text:style-name="T1">:Wet:</text:span><text:span text:style-name="T3">Boating<text:tab/></text:span><text:span text:style-name="T1"><text:tab/><text:tab/># </text:span><text:span text:style-name="T3">veneily, melonta, lautat<text:line-break/></text:span><text:span text:style-name="T6">Activity</text:span><text:span text:style-name="T1">:Wet:</text:span><text:span text:style-name="T3">Swimming</text:span><text:span text:style-name="T1"><text:tab/><text:tab/><text:tab/># </text:span><text:span text:style-name="T3">uiminen</text:span><text:span text:style-name="T1"><text:line-break/></text:span><text:span text:style-name="T6">Activity</text:span><text:span text:style-name="T1">:</text:span><text:span text:style-name="T3">Wet:</text:span><text:span text:style-name="T1">Sump diving<text:tab/><text:tab/><text:tab/># </text:span><text:span text:style-name="T3">sukellus<text:line-break/></text:span><text:span text:style-name="T6">Activity:Wet:</text:span><text:span text:style-name="T3">CaveDiving<text:tab/><text:tab/><text:tab/># </text:span><text:span text:style-name="T7">ei kuivia osuuksia</text:span><text:span text:style-name="T3"><text:line-break/></text:span><text:span text:style-name="T6">Activity:FreeClimbing<text:tab/><text:tab/><text:tab/></text:span><text:span text:style-name="T7"># tavallinen kiipeäminen</text:span><text:span text:style-name="T6"><text:tab/></text:span><text:span text:style-name="T3"><text:line-break/></text:span><text:span text:style-name="T6">Activity</text:span><text:span text:style-name="T3">:SRT<text:tab/><text:tab/><text:tab/><text:tab/># </text:span><text:span text:style-name="T7">köysilaskeutuminen/nousu, pulttaus myös</text:span><text:span text:style-name="T3"><text:line-break/></text:span><text:span text:style-name="T6">Activity:TradClimbing<text:tab/><text:tab/><text:tab/></text:span><text:span text:style-name="T7"># camut, kiilat, ...</text:span><text:span text:style-name="T3"><text:line-break/></text:span><text:span text:style-name="T6">Activity</text:span><text:span text:style-name="T3">:Dig</text:span><text:span text:style-name="T5">ging</text:span><text:span text:style-name="T3"><text:tab/><text:tab/><text:tab/># </text:span><text:span text:style-name="T7">kaivaminen</text:span><text:span text:style-name="T1"><text:line-break/></text:span><text:span text:style-name="T6">Activity</text:span><text:span text:style-name="T1">:Exploration<text:tab/><text:tab/><text:tab/># odotettavissa: kaikkea<text:line-break/></text:span><text:span text:style-name="T8">Activity:Other<text:tab/><text:tab/><text:tab/># basehypyt, ilmapalloilu, muut oudot</text:span><text:span text:style-name="T1"><text:line-break/></text:span><text:span text:style-name="T7">Environment:Moderate<text:tab/><text:tab/><text:tab/># ei korkeutta, kylmyyttä, kuumuutta eikä ötököitä</text:span><text:span text:style-name="T1"><text:line-break/></text:span><text:span text:style-name="T3">Env</text:span><text:span text:style-name="T5">ironment</text:span><text:span text:style-name="T3">:</text:span><text:span text:style-name="T1">Alpine<text:tab/><text:tab/><text:tab/># korkea vuoristo, </text:span><text:span text:style-name="T7">pakkanen, </text:span><text:span text:style-name="T1">lumi, jää<text:line-break/></text:span><text:span text:style-name="T3">Env</text:span><text:span text:style-name="T5">ironment</text:span><text:span text:style-name="T3">:</text:span><text:span text:style-name="T1">Arcti</text:span><text:span text:style-name="T4">c<text:tab/><text:tab/><text:tab/># pakkanen, jää, lumi</text:span><text:span text:style-name="T1"><text:line-break/></text:span><text:span text:style-name="T3">Env</text:span><text:span text:style-name="T5">ironment</text:span><text:span text:style-name="T3">:</text:span><text:span text:style-name="T1">Ice<text:tab/><text:tab/><text:tab/># jää<text:line-break/></text:span><text:span text:style-name="T3">Env</text:span><text:span text:style-name="T5">ironment</text:span><text:span text:style-name="T3">:</text:span><text:span text:style-name="T1">Tropical<text:tab/><text:tab/><text:tab/># kuumaa ja ötököitä<text:line-break/></text:span><text:span text:style-name="T3">Env</text:span><text:span text:style-name="T5">ironment</text:span><text:span text:style-name="T3">:</text:span><text:span text:style-name="T1">Volcanic<text:tab/><text:tab/><text:tab/># </text:span><text:span text:style-name="T7">kuumuus, </text:span><text:span text:style-name="T1">ilmanlaatu<text:line-break/></text:span><text:span text:style-name="T5">Environment:Lunar<text:tab/><text:tab/><text:tab/># kuussa on luolia, joita voi tutkia tieteellisesti</text:span></text:p>
      <text:p text:style-name="P8">LUOLAILUN ALATYYPIT TAVOITTEELLISUUSNÄKÖKULMASTA</text:p>
      <text:p text:style-name="P4"><text:span text:style-name="T10">Cave</text:span><text:span text:style-name="T1">Protection<text:tab/><text:tab/># luolansuojelu<text:line-break/></text:span><text:span text:style-name="T11">CaveRescue<text:tab/><text:tab/><text:tab/># pelast</text:span><text:span text:style-name="T12">u</text:span><text:span text:style-name="T11">s</text:span><text:span text:style-name="T1"><text:line-break/></text:span><text:span text:style-name="T8">Speleology</text:span><text:span text:style-name="T1">:Research<text:tab/><text:tab/># luolatutkimus<text:line-break/></text:span><text:span text:style-name="T8">Speleology</text:span><text:span text:style-name="T7">:Study<text:tab/><text:tab/># opiskelu<text:line-break/>Speleology:Teaching<text:tab/><text:tab/>#<text:line-break/>Speleology:Publishing<text:tab/><text:tab/># julkaisija, lehden tekijä<text:line-break/>Speleology:Administration<text:line-break/></text:span><text:span text:style-name="T10">Caving</text:span><text:span text:style-name="T1">:Recreational<text:tab/><text:tab/># virkistysluolailu<text:line-break/></text:span><text:span text:style-name="T10">Caving</text:span><text:span text:style-name="T1">:Professional<text:tab/><text:tab/># ammatti; jakautuu edelleen ala-alatyyppeihin, kuten:<text:line-break/><text:tab/><text:tab/><text:tab/># guiding, show cave construction, production and sales,<text:line-break/><text:tab/><text:tab/><text:tab/># publishing, administration, consultant</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Calibri1" svg:font-family="Calibri"/>
    <style:font-face style:name="Symbol" svg:font-family="Symbol"/>
    <style:font-face style:name="Calibri" svg:font-family="Calibri"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text-align="start" style:text-autospace="ideograph-alpha" style:line-break="strict" style:font-independent-line-spacing="false">
        <style:tab-stops/>
      </style:paragraph-properties>
      <style:text-properties fo:color="#000000" style:font-name="Calibri" fo:font-size="11pt" fo:language="none" fo:country="none" style:font-name-asian="Segoe UI" style:font-size-asian="12pt" style:language-asian="none" style:country-asian="none" style:font-name-complex="Tahoma" style:font-size-complex="12pt" style:language-complex="none" style:country-complex="none"/>
    </style:default-style>
    <style:default-style style:family="paragraph">
      <style:paragraph-properties fo:text-align="start" style:justify-single-word="false" style:text-autospace="ideograph-alpha" style:punctuation-wrap="hanging" style:line-break="strict" style:writing-mode="page"/>
      <style:text-properties fo:color="#000000" style:font-name="Calibri" fo:font-size="11pt" fo:language="none" fo:country="none" style:font-name-asian="Segoe UI" style:font-size-asian="12pt" style:language-asian="none" style:country-asian="none" style:font-name-complex="Tahoma" style:font-size-complex="12pt" style:language-complex="none" style:country-complex="none"/>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dc:date>2020-08-07T15:36:48.314952942</dc:date>
    <meta:editing-duration>PT39M1S</meta:editing-duration>
    <meta:editing-cycles>10</meta:editing-cycles>
    <meta:generator>LibreOffice/6.4.5.2$Linux_X86_64 LibreOffice_project/40$Build-2</meta:generator>
    <meta:document-statistic meta:table-count="0" meta:image-count="0" meta:object-count="0" meta:page-count="3" meta:paragraph-count="42" meta:word-count="758" meta:character-count="6904" meta:non-whitespace-character-count="6122"/>
  </office:meta>
</office:document-meta>
</file>